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Droid Sans Mono" style:font-name-asian="Droid Sans Mono" style:font-name-complex="Droid Sans Mono"/>
    </style:style>
    <style:style style:name="P3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4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5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6" style:family="paragraph" style:parent-style-name="Standard">
      <style:paragraph-properties fo:line-height="115%" fo:break-before="auto" fo:break-after="auto" style:writing-mode="lr-tb"/>
      <style:text-properties style:font-name="Droid Sans Mono" style:font-name-asian="Droid Sans Mono" style:font-name-complex="Droid Sans Mono"/>
    </style:style>
    <style:style style:name="T1" style:family="text">
      <style:text-properties style:font-name="Droid Sans Mono" style:font-name-asian="Droid Sans Mono" style:font-name-complex="Droid Sans Mono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 - En el reino animal hay diferentes grupos de animales, entre los que encontramos, por ejemplo, a los mamíferos, las aves, los reptiles y los anfibios y los peces. Entre los mamíferos encontramos al hombre, que es capaz de caminar, nadar, y hablar, al perro que es capaz de caminar y ladrar y a la ballena, que es capaz de nadar. Entre las aves encontramos al águila, que es capaz de volar y caminar, y al pingüino, que es capaz de caminar y nadar. Entre los reptiles encontramos al cocodrilo, que es capaz de caminar y nadar, la boa, que es capaz de desplazarse y ejercer presión (constricción) y la cobra que es capaz de desplazarse y morder. Entre los anfibios encontramos a los sapos que son capaces de saltar y nadar, por último, entre los peces encontramos a los tiburones que son capaces de nadar. </text:p>
      <text:p text:style-name="P1"/>
      <text:p text:style-name="P1">Expresá en objetos!</text:p>
      <text:p text:style-name="P1"/>
      <text:p text:style-name="P1">2 - Un producto tiene un código, un nombre y un precio. <text:s/>Creá una clase llamada Purchase que sea capaz de:</text:p>
      <text:list xml:id="list6238438561" text:style-name="LS1">
        <text:list-item>
          <text:p text:style-name="P4">Agregar un nuevo producto (#add)</text:p>
        </text:list-item>
        <text:list-item>
          <text:p text:style-name="P4">Eliminar un nuevo producto (#delete)</text:p>
        </text:list-item>
        <text:list-item>
          <text:p text:style-name="P4">calcular el total (#total)</text:p>
        </text:list-item>
        <text:list-item>
          <text:p text:style-name="P4">aplicar descuentos (#apply_discount): Los descuentos no son definidos estáticamente sino que pueden crearse y aplicarse dinámicamente. Ejemplos de descuentos son:</text:p>
        </text:list-item>
      </text:list>
      <text:list xml:id="list1489216476" text:style-name="LS2">
        <text:list-item>
          <text:p text:style-name="P5">Si la lista de productos tiene más de 10 productos, se cobra el 20% menos</text:p>
        </text:list-item>
        <text:list-item>
          <text:p text:style-name="P5">Si la lista de productos tiene más de 3 productos iguales, cada 3 paga 2</text:p>
        </text:list-item>
      </text:list>
      <text:p text:style-name="P1"/>
      <text:p text:style-name="P1">Ejemplo de instanciación:</text:p>
      <text:p text:style-name="P1"/>
      <text:p text:style-name="P1"><text:span text:style-name="T1">p</text:span><text:span text:style-name="T1">1 = </text:span><text:span text:style-name="T1">Product</text:span><text:span text:style-name="T1">.</text:span><text:span text:style-name="T1">new</text:span><text:span text:style-name="T1"> ‘01’, ‘</text:span><text:span text:style-name="T1">Martillo</text:span><text:span text:style-name="T1">’, ‘50’</text:span></text:p>
      <text:p text:style-name="P1"><text:span text:style-name="T1">p</text:span><text:span text:style-name="T1">2 = </text:span><text:span text:style-name="T1">Product</text:span><text:span text:style-name="T1">.</text:span><text:span text:style-name="T1">new</text:span><text:span text:style-name="T1"> ‘02’, ‘</text:span><text:span text:style-name="T1">Clavos</text:span><text:span text:style-name="T1"> </text:span><text:span text:style-name="T1">x</text:span><text:span text:style-name="T1"> 100’, ‘10’</text:span></text:p>
      <text:p text:style-name="P2"/>
      <text:p text:style-name="P1"><text:span text:style-name="T1">p</text:span><text:span text:style-name="T1"> = </text:span><text:span text:style-name="T1">Purchase</text:span><text:span text:style-name="T1">.</text:span><text:span text:style-name="T1">new</text:span></text:p>
      <text:p text:style-name="P1"><text:span text:style-name="T1">p</text:span><text:span text:style-name="T1">.</text:span><text:span text:style-name="T1">add</text:span><text:span text:style-name="T1"> </text:span><text:span text:style-name="T1">p</text:span><text:span text:style-name="T1">1</text:span></text:p>
      <text:p text:style-name="P1"><text:span text:style-name="T1">p</text:span><text:span text:style-name="T1">.</text:span><text:span text:style-name="T1">add</text:span><text:span text:style-name="T1"> </text:span><text:span text:style-name="T1">p</text:span><text:span text:style-name="T1">2</text:span></text:p>
      <text:p text:style-name="P2"/>
      <text:p text:style-name="P1"><text:span text:style-name="T1">p</text:span><text:span text:style-name="T1">.</text:span><text:span text:style-name="T1">total</text:span></text:p>
      <text:p text:style-name="P2"># =&gt; 60</text:p>
      <text:p text:style-name="P2"/>
      <text:p text:style-name="P1"><text:span text:style-name="T1"># </text:span><text:span text:style-name="T1">Descuento</text:span><text:span text:style-name="T1"> </text:span><text:span text:style-name="T1">de</text:span><text:span text:style-name="T1"> 10% </text:span><text:span text:style-name="T1">en</text:span><text:span text:style-name="T1"> </text:span><text:span text:style-name="T1">tu</text:span><text:span text:style-name="T1"> </text:span><text:span text:style-name="T1">compra</text:span><text:span text:style-name="T1"> </text:span><text:span text:style-name="T1">si</text:span><text:span text:style-name="T1"> </text:span><text:span text:style-name="T1">llevás</text:span><text:span text:style-name="T1"> </text:span><text:span text:style-name="T1">algún</text:span><text:span text:style-name="T1"> </text:span><text:span text:style-name="T1">martillo</text:span><text:span text:style-name="T1">!</text:span></text:p>
      <text:p text:style-name="P1"><text:span text:style-name="T1">p</text:span><text:span text:style-name="T1">.</text:span><text:span text:style-name="T1">apply</text:span><text:span text:style-name="T1">_</text:span><text:span text:style-name="T1">discount</text:span><text:span text:style-name="T1"> </text:span><text:span text:style-name="T1">do</text:span><text:span text:style-name="T1"> |</text:span><text:span text:style-name="T1">purchase</text:span><text:span text:style-name="T1">|</text:span></text:p>
      <text:p text:style-name="P1"><text:span text:style-name="T1"><text:s text:c="2"/></text:span><text:span text:style-name="T1">hammers</text:span><text:span text:style-name="T1"> = </text:span><text:span text:style-name="T1">purchase</text:span><text:span text:style-name="T1">.</text:span><text:span text:style-name="T1">products</text:span><text:span text:style-name="T1">.</text:span><text:span text:style-name="T1">collect</text:span><text:span text:style-name="T1"> { |</text:span><text:span text:style-name="T1">product</text:span><text:span text:style-name="T1">| </text:span><text:span text:style-name="T1">product</text:span><text:span text:style-name="T1">.</text:span><text:span text:style-name="T1">code</text:span><text:span text:style-name="T1"> == ‘01’ <text:s/>}</text:span></text:p>
      <text:p text:style-name="P1"><text:span text:style-name="T1"><text:s text:c="2"/></text:span><text:span text:style-name="T1">purchase</text:span><text:span text:style-name="T1">.</text:span><text:span text:style-name="T1">total</text:span><text:span text:style-name="T1"> -= </text:span><text:span text:style-name="T1">purchase</text:span><text:span text:style-name="T1">.</text:span><text:span text:style-name="T1">total</text:span><text:span text:style-name="T1"> * 0.1 </text:span><text:span text:style-name="T1">if</text:span><text:span text:style-name="T1"> </text:span><text:span text:style-name="T1">hammers</text:span><text:span text:style-name="T1">.</text:span><text:span text:style-name="T1">any</text:span><text:span text:style-name="T1">?</text:span></text:p>
      <text:p text:style-name="P2">end</text:p>
      <text:p text:style-name="P2"/>
      <text:p text:style-name="P1"><text:span text:style-name="T1">p</text:span><text:span text:style-name="T1">.</text:span><text:span text:style-name="T1">total</text:span></text:p>
      <text:p text:style-name="P2"># =&gt; 54.0</text:p>
      <text:p text:style-name="P1"><text:soft-page-break/><text:span text:style-name="T2">Forma</text:span><text:span text:style-name="T2"> </text:span><text:span text:style-name="T2">de</text:span><text:span text:style-name="T2"> </text:span><text:span text:style-name="T2">entrega</text:span>: Crear un repositorio en GitHub con los ejercicios y hacer un PR en el sandbox dentro del directorio entrega3 con el nombre de usuario de github y dentro de ese archivo, el nombre del repositorio (por ejemplo <text:span text:style-name="T3">ttps</text:span><text:span text:style-name="T3">-</text:span><text:span text:style-name="T3">ruby</text:span><text:span text:style-name="T3">/</text:span><text:span text:style-name="T3">sandbox</text:span>).</text:p>
      <text:p text:style-name="P1"/>
      <text:p text:style-name="P1">RECORDAR: </text:p>
      <text:p text:style-name="P1"/>
      <text:p text:style-name="P1"><text:span text:style-name="T1">$ </text:span><text:span text:style-name="T1">git</text:span><text:span text:style-name="T1"> </text:span><text:span text:style-name="T1">checkout</text:span><text:span text:style-name="T1"> </text:span><text:span text:style-name="T1">master</text:span></text:p>
      <text:p text:style-name="P1"><text:span text:style-name="T1">$ </text:span><text:span text:style-name="T1">git</text:span><text:span text:style-name="T1"> </text:span><text:span text:style-name="T1">pull</text:span><text:span text:style-name="T1"> </text:span><text:span text:style-name="T1">upstream</text:span><text:span text:style-name="T1"> </text:span><text:span text:style-name="T1">master</text:span></text:p>
      <text:p text:style-name="P1"><text:span text:style-name="T1">$ </text:span><text:span text:style-name="T1">git</text:span><text:span text:style-name="T1"> </text:span><text:span text:style-name="T1">push</text:span><text:span text:style-name="T1"> </text:span><text:span text:style-name="T1">origin</text:span><text:span text:style-name="T1"> </text:span><text:span text:style-name="T1">master</text:span></text:p>
      <text:p text:style-name="P1"/>
      <text:p text:style-name="P1">Y luego hacer el pull request (Usar branches!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roid Sans Mono" svg:font-family="'Droid Sans Mono'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1.905cm"/>
      </text:list-level-style-bullet>
      <text:list-level-style-bullet text:level="2" text:style-name="List2Level1" text:bullet-char="○">
        <style:list-level-properties text:space-before="1.905cm" text:min-label-width="1.905cm"/>
      </text:list-level-style-bullet>
      <text:list-level-style-bullet text:level="3" text:style-name="List2Level2" text:bullet-char="■">
        <style:list-level-properties text:space-before="3.492cm" text:min-label-width="1.588cm"/>
      </text:list-level-style-bullet>
      <text:list-level-style-bullet text:level="4" text:style-name="List2Level3" text:bullet-char="●">
        <style:list-level-properties text:space-before="4.445cm" text:min-label-width="1.905cm"/>
      </text:list-level-style-bullet>
      <text:list-level-style-bullet text:level="5" text:style-name="List2Level4" text:bullet-char="○">
        <style:list-level-properties text:space-before="5.715cm" text:min-label-width="1.905cm"/>
      </text:list-level-style-bullet>
      <text:list-level-style-bullet text:level="6" text:style-name="List2Level5" text:bullet-char="■">
        <style:list-level-properties text:space-before="7.302cm" text:min-label-width="1.588cm"/>
      </text:list-level-style-bullet>
      <text:list-level-style-bullet text:level="7" text:style-name="List2Level6" text:bullet-char="●">
        <style:list-level-properties text:space-before="8.255cm" text:min-label-width="1.905cm"/>
      </text:list-level-style-bullet>
      <text:list-level-style-bullet text:level="8" text:style-name="List2Level7" text:bullet-char="○">
        <style:list-level-properties text:space-before="9.525cm" text:min-label-width="1.905cm"/>
      </text:list-level-style-bullet>
      <text:list-level-style-bullet text:level="9" text:style-name="List2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/>
    <meta:editing-cycles>1</meta:editing-cycles>
    <meta:document-statistic meta:table-count="0" meta:image-count="0" meta:object-count="0" meta:page-count="2" meta:paragraph-count="30" meta:word-count="368" meta:character-count="2099" meta:non-whitespace-character-count="1759"/>
  </office:meta>
</office:document-meta>
</file>